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202cm"/>
    </style:style>
    <style:style style:name="co5" style:family="table-column">
      <style:table-column-properties fo:break-before="auto" style:column-width="8.082cm"/>
    </style:style>
    <style:style style:name="co6" style:family="table-column">
      <style:table-column-properties fo:break-before="auto" style:column-width="6.72cm"/>
    </style:style>
    <style:style style:name="co7" style:family="table-column">
      <style:table-column-properties fo:break-before="auto" style:column-width="4.2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2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9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693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621cm" fo:break-before="auto" style:use-optimal-row-height="false"/>
    </style:style>
    <style:style style:name="ro10" style:family="table-row">
      <style:table-row-properties style:row-height="0.598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5cm" fo:break-before="auto" style:use-optimal-row-height="false"/>
    </style:style>
    <style:style style:name="ro13" style:family="table-row">
      <style:table-row-properties style:row-height="0.559cm" fo:break-before="auto" style:use-optimal-row-height="true"/>
    </style:style>
    <style:style style:name="ro14" style:family="table-row">
      <style:table-row-properties style:row-height="0.723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2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5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X <text:span text:style-name="T1">AND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table:table-column table:style-name="co4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7"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NOT 11: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нвен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6"/>
        </table:table-row>
      </table:table>
      <table:table table:name="Лист10" table:style-name="ta2">
        <table:table-column table:style-name="co5" table:default-cell-style-name="ce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Двигательный код числа 52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6" table:default-cell-style-name="Default"/>
        <table:table-column table:style-name="co7" table:default-cell-style-name="Default"/>
        <table:table-row table:style-name="ro10">
          <table:table-cell/>
          <table:table-cell office:value-type="string" calcext:value-type="string">
            <text:p>NOT (A AND B)</text:p>
          </table:table-cell>
        </table:table-row>
        <table:table-row table:style-name="ro11">
          <table:table-cell office:value-type="string" calcext:value-type="string">
            <text:p>А и В — положительные числа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А и В — отрицательные числа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А и В — числа разного знака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12" table:style-name="ta2">
        <table:table-column table:style-name="co1" table:number-columns-repeated="11" table:default-cell-style-name="Default"/>
        <table:table-row table:style-name="ro1">
          <table:table-cell/>
          <table:table-cell table:style-name="ce5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Кол-во братьев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4" table:number-rows-spanned="1">
            <text:p>Двоичный в десятичный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4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3">
            <text:p><text:s text:c="4"/>Младший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<text:s text:c="7"/>Возраст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s text:c="5"/>Старший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4" table:number-rows-spanned="1">
            <text:p>Двоичный в десятичный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Двоичный в десятичный</text:p>
          </table:table-cell>
          <table:covered-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8" calcext:value-type="float">
            <text:p>8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/>
        </table:table-row>
        <table:table-row table:style-name="ro4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3">
            <text:p><text:s text:c="11"/>Клас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4" table:number-rows-spanned="1">
            <text:p>Двоичный в десятичный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</table:table>
      <table:table table:name="Лист13" table:style-name="ta2">
        <table:table-column table:style-name="co1" table:number-columns-repeated="7" table:default-cell-style-name="Default"/>
        <table:table-row table:style-name="ro4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3">
            <text:p>Кол-во учеников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covered-table-cell/>
          <table:table-cell table:style-name="ce5" office:value-type="string" calcext:value-type="string" table:number-columns-spanned="4" table:number-rows-spanned="1">
            <text:p>Двоичный в десятичный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 table:number-rows-repeated="2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3">
            <text:p>Мальчики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/>
          <table:table-cell table:style-name="ce4" office:value-type="string" calcext:value-type="string" table:number-columns-spanned="5" table:number-rows-spanned="1">
            <text:p>Десятичное в двоичное</text:p>
          </table:table-cell>
          <table:covered-table-cell table:number-columns-repeated="4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3">
            <text:p>Девочки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 table:number-columns-spanned="5" table:number-rows-spanned="1">
            <text:p>Десятичное в двоичное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4" table:number-rows-repeated="3">
          <table:table-cell table:number-columns-repeated="7"/>
        </table:table-row>
        <table:table-row table:style-name="ro14">
          <table:table-cell office:value-type="string" calcext:value-type="string">
            <text:p>Ответ</text:p>
          </table:table-cell>
          <table:table-cell office:value-type="string" calcext:value-type="string" table:number-columns-spanned="6" table:number-rows-spanned="1">
            <text:p>невозможно логически не в одной из систем счисления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3:04:22.2474768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13:04:20.848239483</meta:creation-date>
    <dc:title>Таблица</dc:title>
    <meta:generator>LibreOffice/25.2.6.2$Linux_X86_64 LibreOffice_project/520$Build-2</meta:generator>
    <meta:editing-duration>PT5M15S</meta:editing-duration>
    <meta:editing-cycles>3</meta:editing-cycles>
    <dc:date>2026-04-20T14:19:19.473421173</dc:date>
    <meta:document-statistic meta:table-count="13" meta:cell-count="446" meta:object-count="0"/>
    <meta:template xlink:type="simple" xlink:actuate="onRequest" xlink:title="Таблица" xlink:href="../../../../usr/lib/libreoffice/share/template/common/ШАБЛОН_ЭЛЕКТРОННОЙ_ТАБЛИЦЫ_2019-07-22.ots" meta:date="2026-04-20T13:04:20.903456037"/>
  </office:meta>
</office:document-meta>
</file>